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ca59" officeooo:paragraph-rsid="0010ca59"/>
    </style:style>
    <style:style style:name="P2" style:family="paragraph" style:parent-style-name="Standard">
      <style:text-properties officeooo:rsid="0010ca59" officeooo:paragraph-rsid="0011f1c4"/>
    </style:style>
    <style:style style:name="P3" style:family="paragraph" style:parent-style-name="Standard">
      <style:text-properties officeooo:rsid="0011f1c4" officeooo:paragraph-rsid="0011f1c4"/>
    </style:style>
    <style:style style:name="P4" style:family="paragraph" style:parent-style-name="Standard">
      <style:text-properties officeooo:rsid="00133fd2" officeooo:paragraph-rsid="00133fd2"/>
    </style:style>
    <style:style style:name="P5" style:family="paragraph" style:parent-style-name="Standard">
      <style:text-properties officeooo:rsid="00139c44" officeooo:paragraph-rsid="00139c44"/>
    </style:style>
    <style:style style:name="P6" style:family="paragraph" style:parent-style-name="Standard">
      <style:text-properties officeooo:rsid="0014b739" officeooo:paragraph-rsid="0014b739"/>
    </style:style>
    <style:style style:name="T1" style:family="text">
      <style:text-properties officeooo:rsid="0011f1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estilador de Agua CUEM controlado por Arduino</text:h>
      <text:p text:style-name="P1">El destilador tiene los siguientes elementos</text:p>
      <text:p text:style-name="P1">1- destilador: </text:p>
      <text:p text:style-name="P1"><text:tab/>manguera de ingreso de agua al refrigerante</text:p>
      <text:p text:style-name="P1"><text:tab/>manguera de salida de agua destilada</text:p>
      <text:p text:style-name="P1"><text:tab/>manguera de sobrante de agua</text:p>
      <text:p text:style-name="P1"><text:tab/>Alimentacion 220 V</text:p>
      <text:p text:style-name="P1"><text:tab/></text:p>
      <text:p text:style-name="P1">2- accesorios</text:p>
      <text:p text:style-name="P2"><text:tab/>valvula solenoide de corte/apertura de agua. Funciona a 220 V</text:p>
      <text:p text:style-name="P2"><text:tab/><text:span text:style-name="T1">flujimetro Water flow sensor YF-S401</text:span></text:p>
      <text:p text:style-name="P2"><text:tab/><text:span text:style-name="T1">sensor de temperatura de salida de agua</text:span></text:p>
      <text:p text:style-name="P2"><text:tab/><text:span text:style-name="T1">presurostato para control de bidón lleno</text:span></text:p>
      <text:p text:style-name="P1">2- Arduino Nano</text:p>
      <text:p text:style-name="P1"><text:tab/>Boton de arranque del sistema</text:p>
      <text:p text:style-name="P1"><text:tab/><text:span text:style-name="T1">relay control valvula solenoide</text:span></text:p>
      <text:p text:style-name="P1"><text:tab/><text:span text:style-name="T1">display 16X2 mostrar estado: flujo de agua y temperatura</text:span></text:p>
      <text:p text:style-name="P1"><text:tab/><text:span text:style-name="T1">relay control contactor de alimentacion resistencia</text:span></text:p>
      <text:p text:style-name="P1"><text:tab/><text:span text:style-name="T1">minishield ethernet: transmitira datos temperatura y flujo a un canal de thingspeak.</text:span></text:p>
      <text:p text:style-name="P1"><text:tab/></text:p>
      <text:p text:style-name="P1"/>
      <text:h text:style-name="Heading_20_2" text:outline-level="2">FUNCIONAMIENTO</text:h>
      <text:p text:style-name="P3">Arduino nano controlara el funcionamiento</text:p>
      <text:p text:style-name="P3">1- Al alimentar arduino 1, comenzara el sketch</text:p>
      <text:p text:style-name="P3">2- se activara la valvula solenoide de ingreso de agua hasta que el destilador este lleno. Se establecera un tiempo en base a las pruebas de funcionamiento</text:p>
      <text:p text:style-name="P3">3- El sistema controlara el flujo de agua. Si es el correcto, se activara el relay que controla la resistencia del destilador</text:p>
      <text:p text:style-name="P3">4- Arduino chequeara si el bidon esta lleno. En caso de estarlo no arrancara</text:p>
      <text:p text:style-name="P3">5- Durante el funcionamieno arduino controlara flujo, temperatura de salida de agua y llenada de bidón. <text:s/>Ante señales de cada uno de ellos cortara primero la resistencia y luego el flujo de agua.</text:p>
      <text:p text:style-name="P3"/>
      <text:p text:style-name="P3"/>
      <text:h text:style-name="Heading_20_2" text:outline-level="2">Medidor de flujo</text:h>
      <text:p text:style-name="P4"><text:a xlink:type="simple" xlink:href="https://bc-robotics.com/tutorials/using-a-flow-sensor-with-arduino/" text:style-name="Internet_20_link" text:visited-style-name="Visited_20_Internet_20_Link">https://bc-robotics.com/tutorials/using-a-flow-sensor-with-arduino/</text:a></text:p>
      <text:p text:style-name="P4"/>
      <text:p text:style-name="P5">sensor YF-S401</text:p>
      <text:p text:style-name="P5">flujo 0.3-6 L/min</text:p>
      <text:p text:style-name="P5">presion &lt;0.8MPa = aproximadamente 85 m de agua.</text:p>
      <text:p text:style-name="P5">Las redes domiciliarias habitualmente tienen 0.1 Mpa</text:p>
      <text:p text:style-name="P6">cada pulso corresponde a 2.25 m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34" meta:word-count="245" meta:character-count="1597" meta:non-whitespace-character-count="1367"/>
  </office:meta>
</office:document-meta>
</file>